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apple-system, BlinkMacSystemFont, 'Segoe UI', 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25%" fo:orphans="2" fo:widows="2"/>
      <style:text-properties fo:font-variant="normal" fo:text-transform="none" fo:color="#000000" style:font-name="Source Sans Pro" fo:font-size="14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top="0in" fo:margin-bottom="0in" loext:contextual-spacing="false" fo:line-height="175%"/>
    </style:style>
    <style:style style:name="P3" style:family="paragraph" style:parent-style-name="Text_20_body">
      <style:paragraph-properties fo:margin-top="0in" fo:margin-bottom="0in" loext:contextual-spacing="false" fo:line-height="175%" fo:orphans="2" fo:widows="2"/>
    </style:style>
    <style:style style:name="P4" style:family="paragraph" style:parent-style-name="Text_20_body" style:list-style-name="L1">
      <style:paragraph-properties fo:margin-top="0in" fo:margin-bottom="0in" loext:contextual-spacing="false" fo:line-height="150%" fo:text-align="center" style:justify-single-word="false" fo:padding="0in" fo:border="none"/>
    </style:style>
    <style:style style:name="P5" style:family="paragraph" style:parent-style-name="Text_20_body" style:list-style-name="L3">
      <style:paragraph-properties fo:margin-top="0in" fo:margin-bottom="0in" loext:contextual-spacing="false" fo:text-align="center" style:justify-single-word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line-height="175%" fo:orphans="2" fo:widows="2" fo:text-indent="0in" style:auto-text-indent="false"/>
    </style:style>
    <style:style style:name="P8" style:family="paragraph" style:parent-style-name="Text_20_body">
      <style:paragraph-properties fo:margin-top="0in" fo:margin-bottom="0.0972in" loext:contextual-spacing="false" fo:line-height="175%" fo:orphans="2" fo:widows="2"/>
      <style:text-properties fo:font-variant="normal" fo:text-transform="none" fo:color="#000000" style:font-name="Source Sans Pro" fo:font-size="14pt" fo:letter-spacing="normal" fo:font-style="normal" fo:font-weight="normal" loext:padding="0in" loext:border="none"/>
    </style:style>
    <style:style style:name="P9" style:family="paragraph" style:parent-style-name="Text_20_body" style:list-style-name="L2">
      <style:paragraph-properties fo:margin-top="0in" fo:margin-bottom="0.0972in" loext:contextual-spacing="false" fo:line-height="140%" fo:orphans="2" fo:widows="2"/>
      <style:text-properties fo:font-variant="normal" fo:text-transform="none" fo:color="#000000" style:font-name="Source Sans Pro" fo:font-size="14pt" fo:letter-spacing="normal" fo:font-style="normal" fo:font-weight="normal" loext:padding="0in" loext:border="none"/>
    </style:style>
    <style:style style:name="P10" style:family="paragraph" style:parent-style-name="Text_20_body">
      <style:paragraph-properties fo:margin-top="0in" fo:margin-bottom="0.0972in" loext:contextual-spacing="false" fo:line-height="175%"/>
      <style:text-properties loext:padding="0in" loext:border="none"/>
    </style:style>
    <style:style style:name="P11" style:family="paragraph" style:parent-style-name="Text_20_body" style:list-style-name="L2">
      <style:paragraph-properties fo:margin-top="0in" fo:margin-bottom="0.0972in" loext:contextual-spacing="false" fo:line-height="140%" fo:orphans="2" fo:widows="2"/>
    </style:style>
    <style:style style:name="P12" style:family="paragraph" style:parent-style-name="Heading_20_2">
      <style:paragraph-properties fo:margin-top="0in" fo:margin-bottom="0.0972in" loext:contextual-spacing="false" fo:line-height="175%"/>
      <style:text-properties fo:font-weight="bold" loext:padding="0in" loext:border="none"/>
    </style:style>
    <style:style style:name="P13" style:family="paragraph" style:parent-style-name="Heading_20_2">
      <style:paragraph-properties fo:margin-left="0in" fo:margin-right="0in" fo:margin-top="0in" fo:margin-bottom="0.0972in" loext:contextual-spacing="false" fo:line-height="175%" fo:orphans="2" fo:widows="2" fo:text-indent="0in" style:auto-text-indent="false"/>
      <style:text-properties fo:font-variant="normal" fo:text-transform="none" fo:color="#000000" style:font-name="Source Sans Pro" fo:font-size="14pt" fo:letter-spacing="normal" fo:font-style="normal" fo:font-weight="bold" loext:padding="0in" loext:border="none"/>
    </style:style>
    <style:style style:name="P14" style:family="paragraph" style:parent-style-name="Heading_20_1">
      <style:paragraph-properties fo:margin-left="0in" fo:margin-right="0in" fo:margin-top="0in" fo:margin-bottom="0.0972in" loext:contextual-spacing="false" fo:line-height="200%" fo:orphans="2" fo:widows="2" fo:text-indent="0in" style:auto-text-indent="false"/>
      <style:text-properties fo:font-variant="normal" fo:text-transform="none" fo:color="#000000" style:font-name="Source Sans Pro" fo:font-size="14pt" fo:letter-spacing="normal" fo:font-style="normal" fo:font-weight="bold" loext:padding="0in" loext:border="none"/>
    </style:style>
    <style:style style:name="T1" style:family="text">
      <style:text-properties fo:font-weight="bold" loext:padding="0in" loext:border="none"/>
    </style:style>
    <style:style style:name="T2" style:family="text">
      <style:text-properties fo:font-variant="normal" fo:text-transform="none" fo:color="#000000" style:font-name="Source Sans Pro" fo:font-size="14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Source Sans Pro" fo:font-size="14pt" fo:letter-spacing="normal" fo:font-style="normal" fo:font-weight="normal" loext:padding="0.0193in" loext:border="0.51pt solid #9fbcd8"/>
    </style:style>
    <style:style style:name="T4" style:family="text">
      <style:text-properties fo:font-variant="normal" fo:text-transform="none" fo:color="#000000" style:font-name="Source Sans Pro" fo:font-size="14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323232" style:text-line-through-style="none" style:text-line-through-type="none" style:font-name="Source Sans Pro" fo:font-size="14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fo:color="#323232" style:text-line-through-style="none" style:text-line-through-type="none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81239745" text:style-name="L1">
        <text:list-item>
          <text:p text:style-name="P6">Registrieren</text:p>
        </text:list-item>
        <text:list-item>
          <text:p text:style-name="P4">Bestellen</text:p>
        </text:list-item>
        <text:list-item>
          <text:p text:style-name="P4">Lesen</text:p>
        </text:list-item>
      </text:list>
      <text:h text:style-name="P14" text:outline-level="1">Vielen Dank und herzlich willkommen bei heise+</text:h>
      <text:p text:style-name="P3"><text:span text:style-name="T2">Wir freuen uns, Sie als Abonnent begrüßen zu dürfen. Sie haben jetzt Zugriff auf alle Inhalte von </text:span><text:span text:style-name="Strong_20_Emphasis"><text:span text:style-name="T4">heise+</text:span></text:span><text:span text:style-name="T2"> und empfangen darüber hinaus jeden Freitag unseren exklusiven Newsletter mit Leseempfehlungen des Chefredakteurs.</text:span></text:p>
      <text:p text:style-name="P8">Viel Spaß beim Lesen!</text:p>
      <text:p text:style-name="P7"><text:a xlink:type="simple" xlink:href="https://www.heise.de/plus/" text:style-name="Internet_20_link" text:visited-style-name="Visited_20_Internet_20_Link"><text:span text:style-name="T3">Alle Artikel im Überblick</text:span></text:a></text:p>
      <text:h text:style-name="P12" text:outline-level="2">Registrierung bestätigen</text:h>
      <text:p text:style-name="P10">Wir haben Ihnen eine E-Mail geschickt. Bitte bestätigen Sie Ihre E-Mail-Adresse in den nächsten 24 Stunden.</text:p>
      <text:h text:style-name="P12" text:outline-level="2">Ihre Bestellung</text:h>
      <text:p text:style-name="P2"><text:span text:style-name="T6">Ihre Bestellnummer lautet</text:span><text:span text:style-name="Strong_20_Emphasis"><text:span text:style-name="T1">QP8AT0C1v2e8Q3y0K8w1a7F0I8E7d5L1</text:span></text:span><text:span text:style-name="T6">. Wir haben Ihnen diese per E-Mail in Ihrer Bestellbestätigung zugesendet.</text:span></text:p>
      <text:h text:style-name="P13" text:outline-level="2">Das erhalten Sie mit heise+</text:h>
      <text:list xml:id="list3649841313" text:style-name="L2">
        <text:list-item>
          <text:p text:style-name="P9">Zugriff auf alle Inhalte von heise+</text:p>
        </text:list-item>
        <text:list-item>
          <text:p text:style-name="P11"><text:span text:style-name="T2">vom </text:span><text:span text:style-name="Strong_20_Emphasis"><text:span text:style-name="T4">heise+</text:span></text:span><text:span text:style-name="T2"> Redaktionsteam exklusiv verfasste Beiträge und Schwerpunkte, alle Artikel aus c't, iX, Technology Review, Mac &amp; i, Make, c't Fotografie direkt im Browser</text:span></text:p>
        </text:list-item>
        <text:list-item>
          <text:p text:style-name="P9">für das Web optimierte und aktualisierte Inhalte aus den Magazinredaktionen,</text:p>
        </text:list-item>
        <text:list-item>
          <text:p text:style-name="P9">einen wöchentlichen Newsletter der Chefredaktion von heise+ mit den Highlights aus heise+.</text:p>
        </text:list-item>
        <text:list-item>
          <text:p text:style-name="P9"><text:soft-page-break/>Sonderrabatt für Magazinabonnenten</text:p>
        </text:list-item>
      </text:list>
      <text:p text:style-name="P3"><text:span text:style-name="T2">Einen Einblick in das Angebot gibt die </text:span><text:a xlink:type="simple" xlink:href="https://www.heise.de/plus" text:style-name="Internet_20_link" text:visited-style-name="Visited_20_Internet_20_Link"><text:span text:style-name="T5">Startseite von heise+ </text:span></text:a><text:span text:style-name="T2">.</text:span></text:p>
      <text:p text:style-name="P1">* Der Zugriff auf Artikel, die aufgrund ihres Alters zum Archiv zählen, ist nur den Plus-Abonnenten der Magazine vorbehalten</text:p>
      <text:list xml:id="list2301107284" text:style-name="L3">
        <text:list-item>
          <text:p text:style-name="P5"><text:a xlink:type="simple" xlink:href="https://www.heise.de/Datenschutzerklaerung-der-Heise-Medien-GmbH-Co-KG-4860.html" text:style-name="Internet_20_link" text:visited-style-name="Visited_20_Internet_20_Link"><text:span text:style-name="T7">Datenschutz</text:span></text:a></text:p>
        </text:list-item>
        <text:list-item>
          <text:p text:style-name="P5"><text:a xlink:type="simple" xlink:href="https://www.heise.de/sso/registration/account/terms" text:style-name="Internet_20_link" text:visited-style-name="Visited_20_Internet_20_Link"><text:span text:style-name="T7">Nutzungsbedingungen</text:span></text:a></text:p>
        </text:list-item>
        <text:list-item>
          <text:p text:style-name="P5"><text:a xlink:type="simple" xlink:href="https://www.heise.de/kontakt/" text:style-name="Internet_20_link" text:visited-style-name="Visited_20_Internet_20_Link"><text:span text:style-name="T7">Kontakt</text:span></text:a></text:p>
        </text:list-item>
        <text:list-item>
          <text:p text:style-name="P5"><text:a xlink:type="simple" xlink:href="https://www.heise.de/impressum.html" text:style-name="Internet_20_link" text:visited-style-name="Visited_20_Internet_20_Link"><text:span text:style-name="T7">Impressum</text:span></text:a></text:p>
        </text:list-item>
        <text:list-item>
          <text:p text:style-name="P5"><text:a xlink:type="simple" xlink:href="https://www.heise.de/" text:style-name="Internet_20_link" text:visited-style-name="Visited_20_Internet_20_Link"><text:span text:style-name="T7">Copyright © 2019 Heise Medien</text:span></text:a></text:p>
        </text:list-item>
      </text:list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apple-system, BlinkMacSystemFont, 'Segoe UI', Roboto, Helvetic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18:23:14.195353049</dc:date>
    <meta:editing-duration>PT28S</meta:editing-duration>
    <meta:editing-cycles>1</meta:editing-cycles>
    <meta:document-statistic meta:table-count="0" meta:image-count="0" meta:object-count="0" meta:page-count="2" meta:paragraph-count="24" meta:word-count="194" meta:character-count="1316" meta:non-whitespace-character-count="1159"/>
    <meta:generator>LibreOffice/6.1.5.2$Linux_ARM_EABI LibreOffice_project/10$Build-2</meta:generator>
  </office:meta>
</office:document-meta>
</file>